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29d0c" officeooo:paragraph-rsid="00129d0c"/>
    </style:style>
    <style:style style:name="P2" style:family="paragraph" style:parent-style-name="Standard">
      <style:text-properties officeooo:rsid="00129d0c" officeooo:paragraph-rsid="00140d4b"/>
    </style:style>
    <style:style style:name="P3" style:family="paragraph" style:parent-style-name="Standard">
      <style:text-properties style:text-underline-style="solid" style:text-underline-width="auto" style:text-underline-color="font-color" fo:font-weight="bold" officeooo:rsid="00129d0c" officeooo:paragraph-rsid="00129d0c" style:font-weight-asian="bold" style:font-weight-complex="bold"/>
    </style:style>
    <style:style style:name="P4" style:family="paragraph" style:parent-style-name="Standard">
      <style:text-properties style:text-underline-style="solid" style:text-underline-width="auto" style:text-underline-color="font-color" fo:font-weight="bold" officeooo:rsid="00129d0c" officeooo:paragraph-rsid="00140d4b" style:font-weight-asian="bold" style:font-weight-complex="bold"/>
    </style:style>
    <style:style style:name="P5" style:family="paragraph" style:parent-style-name="Standard">
      <style:text-properties style:text-underline-style="none" fo:font-weight="normal" officeooo:rsid="00140d4b" officeooo:paragraph-rsid="00140d4b" style:font-weight-asian="normal" style:font-weight-complex="normal"/>
    </style:style>
    <style:style style:name="P6" style:family="paragraph" style:parent-style-name="Standard">
      <style:text-properties style:text-underline-style="none" fo:font-weight="normal" officeooo:rsid="00129d0c" officeooo:paragraph-rsid="00140d4b" style:font-weight-asian="normal" style:font-weight-complex="normal"/>
    </style:style>
    <style:style style:name="P7" style:family="paragraph" style:parent-style-name="Standard">
      <style:text-properties style:text-underline-style="none" fo:font-weight="normal" officeooo:rsid="00129d0c" officeooo:paragraph-rsid="00141042" style:font-weight-asian="normal" style:font-weight-complex="normal"/>
    </style:style>
    <style:style style:name="P8" style:family="paragraph" style:parent-style-name="Standard">
      <style:text-properties style:text-underline-style="none" fo:font-weight="normal" officeooo:rsid="00129d0c" officeooo:paragraph-rsid="0015be2e" style:font-weight-asian="normal" style:font-weight-complex="normal"/>
    </style:style>
    <style:style style:name="P9" style:family="paragraph" style:parent-style-name="Standard">
      <style:text-properties style:text-underline-style="none" fo:font-weight="normal" officeooo:rsid="0017b46e" officeooo:paragraph-rsid="0017b46e" style:font-weight-asian="normal" style:font-weight-complex="normal"/>
    </style:style>
    <style:style style:name="P10" style:family="paragraph" style:parent-style-name="Standard">
      <style:text-properties style:text-underline-style="none" fo:font-weight="normal" officeooo:rsid="00129d0c" officeooo:paragraph-rsid="00141042" fo:background-color="#fff200" style:font-weight-asian="normal" style:font-weight-complex="normal"/>
    </style:style>
    <style:style style:name="P11" style:family="paragraph" style:parent-style-name="Standard">
      <style:text-properties style:text-underline-style="none" fo:font-weight="normal" officeooo:rsid="00129d0c" officeooo:paragraph-rsid="0017b46e" fo:background-color="#fff200" style:font-weight-asian="normal" style:font-weight-complex="normal"/>
    </style:style>
    <style:style style:name="P12" style:family="paragraph" style:parent-style-name="Standard">
      <style:text-properties style:text-underline-style="solid" style:text-underline-width="auto" style:text-underline-color="font-color" fo:font-weight="bold" officeooo:rsid="00129d0c" officeooo:paragraph-rsid="00140d4b" style:font-weight-asian="bold" style:font-weight-complex="bold"/>
    </style:style>
    <style:style style:name="P13" style:family="paragraph" style:parent-style-name="Standard">
      <style:text-properties style:text-underline-style="solid" style:text-underline-width="auto" style:text-underline-color="font-color" fo:font-weight="bold" officeooo:rsid="00129d0c" officeooo:paragraph-rsid="00129d0c" style:font-weight-asian="bold" style:font-weight-complex="bold"/>
    </style:style>
    <style:style style:name="P14" style:family="paragraph" style:parent-style-name="Standard">
      <style:text-properties style:text-underline-style="solid" style:text-underline-width="auto" style:text-underline-color="font-color" fo:font-weight="bold" officeooo:rsid="00129d0c" officeooo:paragraph-rsid="0017b46e" style:font-weight-asian="bold" style:font-weight-complex="bold"/>
    </style:style>
    <style:style style:name="P15" style:family="paragraph" style:parent-style-name="Standard">
      <style:text-properties style:text-underline-style="solid" style:text-underline-width="auto" style:text-underline-color="font-color" fo:font-weight="bold" officeooo:rsid="00140d4b" officeooo:paragraph-rsid="00140d4b" style:font-weight-asian="bold" style:font-weight-complex="bold"/>
    </style:style>
    <style:style style:name="P16" style:family="paragraph" style:parent-style-name="Standard">
      <style:text-properties officeooo:rsid="00129d0c" officeooo:paragraph-rsid="00129d0c"/>
    </style:style>
    <style:style style:name="P17" style:family="paragraph" style:parent-style-name="Standard">
      <style:text-properties officeooo:rsid="00129d0c" officeooo:paragraph-rsid="0015be2e"/>
    </style:style>
    <style:style style:name="P18" style:family="paragraph" style:parent-style-name="Standard">
      <style:text-properties officeooo:rsid="00129d0c" officeooo:paragraph-rsid="0017b46e"/>
    </style:style>
    <style:style style:name="P19" style:family="paragraph" style:parent-style-name="Standard">
      <style:text-properties officeooo:rsid="00129d0c" officeooo:paragraph-rsid="00182353"/>
    </style:style>
    <style:style style:name="P20"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29d0c" officeooo:paragraph-rsid="00129d0c" style:font-size-asian="16pt" style:font-weight-asian="bold" style:font-size-complex="16pt" style:font-weight-complex="bold"/>
    </style:style>
    <style:style style:name="P21" style:family="paragraph" style:parent-style-name="Standard">
      <style:paragraph-properties fo:text-align="center" style:justify-single-word="false"/>
      <style:text-properties fo:font-size="26pt" style:text-underline-style="solid" style:text-underline-width="auto" style:text-underline-color="font-color" fo:font-weight="bold" officeooo:rsid="00129d0c" officeooo:paragraph-rsid="00129d0c" style:font-size-asian="26pt" style:font-weight-asian="bold" style:font-size-complex="26pt" style:font-weight-complex="bold"/>
    </style:style>
    <style:style style:name="P22" style:family="paragraph" style:parent-style-name="Standard">
      <style:text-properties style:text-line-through-style="solid" style:text-line-through-type="single" officeooo:rsid="00129d0c" officeooo:paragraph-rsid="00140d4b"/>
    </style:style>
    <style:style style:name="T1" style:family="text">
      <style:text-properties officeooo:rsid="00141042"/>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officeooo:rsid="0015be2e" style:font-weight-asian="bold" style:font-weight-complex="bold"/>
    </style:style>
    <style:style style:name="T4" style:family="text">
      <style:text-properties officeooo:rsid="0015be2e"/>
    </style:style>
    <style:style style:name="T5" style:family="text">
      <style:text-properties officeooo:rsid="0017b46e"/>
    </style:style>
    <style:style style:name="T6" style:family="text">
      <style:text-properties officeooo:rsid="00182353"/>
    </style:style>
    <style:style style:name="T7" style:family="text">
      <style:text-properties style:text-line-through-style="solid" style:text-line-through-type="single"/>
    </style:style>
    <style:style style:name="T8" style:family="text">
      <style:text-properties officeooo:rsid="001a6a3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Cahier des charges</text:p>
      <text:p text:style-name="P20"/>
      <text:p text:style-name="P20"/>
      <text:p text:style-name="P1"/>
      <text:p text:style-name="P14">BESOIN CLIENT :</text:p>
      <text:p text:style-name="P18">Pour les cavaliers soit en formation, soit déjà en exercice, qui perdent du temps dans les transports chevalins, nous développons une gamme de produits pour qu’ils puissent travailler sur leur monture et donc gagner du temps.</text:p>
      <text:p text:style-name="P1"/>
      <text:p text:style-name="P3">Menu déroulant en haut d’écran</text:p>
      <text:p text:style-name="P3"/>
      <text:p text:style-name="P4">Page admin <text:span text:style-name="T1">gérant</text:span> :</text:p>
      <text:p text:style-name="P22">-rajouter/enlever des produits</text:p>
      <text:p text:style-name="P2">-<text:span text:style-name="T7">promo</text:span></text:p>
      <text:p text:style-name="P9"><text:span text:style-name="T7">Accès à la gestion de la FAQ</text:span></text:p>
      <text:p text:style-name="P6"/>
      <text:p text:style-name="P4"><text:span text:style-name="T1">Pages </text:span>Admin infra:</text:p>
      <text:p text:style-name="P6">Accès à la page ADMIN (gestion des comptes clients, modif mot de passe,...)</text:p>
      <text:p text:style-name="P6">Accès à la page report des formulaires</text:p>
      <text:p text:style-name="P9">Accès à la gestion de la FAQ</text:p>
      <text:p text:style-name="P1"/>
      <text:p text:style-name="P3">Pages visiteurs/<text:span text:style-name="T1">accueil</text:span> :</text:p>
      <text:p text:style-name="P10">Présentation de l’entreprise <text:span text:style-name="T1">(produits, formations, qui sommes-nous…)</text:span></text:p>
      <text:p text:style-name="P1">Accès à la page bo<text:span text:style-name="T1">utique visiteur (produits attrayants,…</text:span>)</text:p>
      <text:p text:style-name="P1">Accès à l'inscription en tant que client</text:p>
      <text:p text:style-name="P1"/>
      <text:p text:style-name="P1">Accès à la page de contact 1 (formulaire de contact : mailto:contact@cow(D)boys.tx)</text:p>
      <text:p text:style-name="P1">Accès à la page sign-up</text:p>
      <text:p text:style-name="P10"><text:span text:style-name="T5">Accès inscription à la N</text:span>ews<text:span text:style-name="T5">letter</text:span> (promo, nouveautés, plus produits)</text:p>
      <text:p text:style-name="P8">- faq</text:p>
      <text:p text:style-name="P1"/>
      <text:p text:style-name="P1"/>
      <text:p text:style-name="P15">Page<text:span text:style-name="T1">s </text:span>client<text:span text:style-name="T1">s</text:span> :</text:p>
      <text:p text:style-name="P10">Présentation de l’entreprise <text:span text:style-name="T1">(produits, formations, qui sommes-nous...)</text:span></text:p>
      <text:p text:style-name="P7">Les news (promo, nouveautés, plus produits)</text:p>
      <text:p text:style-name="P7">Accès à la page <text:span text:style-name="T4">boutique</text:span> (occasion, produits usés, <text:span text:style-name="T1">pourris</text:span>..)</text:p>
      <text:p text:style-name="P7">Accès à la page de contact <text:span text:style-name="T1">2</text:span> (formulaire de contact : <text:a xlink:type="simple" xlink:href="mailto:client@cow(D)boys.tx" text:style-name="Internet_20_link" text:visited-style-name="Visited_20_Internet_20_Link">mailto:c</text:a><text:a xlink:type="simple" xlink:href="mailto:client@cow(D)boys.tx" text:style-name="Internet_20_link" text:visited-style-name="Visited_20_Internet_20_Link"><text:span text:style-name="T1">lient</text:span></text:a><text:a xlink:type="simple" xlink:href="mailto:client@cow(D)boys.tx" text:style-name="Internet_20_link" text:visited-style-name="Visited_20_Internet_20_Link">@cow(D)boys.tx</text:a>)</text:p>
      <text:p text:style-name="P11"><text:span text:style-name="T5">Accès inscription à la N</text:span>ews<text:span text:style-name="T5">letter</text:span> (promo, nouveautés, plus produits)</text:p>
      <text:p text:style-name="P5">-ses favoris</text:p>
      <text:p text:style-name="P5">-ses commandes</text:p>
      <text:p text:style-name="P8">- faq</text:p>
      <text:p text:style-name="P5"/>
      <text:p text:style-name="P1"><text:span text:style-name="T2"/></text:p>
      <text:p text:style-name="P1"><text:span text:style-name="T2">Boutique :</text:span></text:p>
      <text:p text:style-name="P1">- catalogue produits <text:span text:style-name="T4">attrayants épuisés, produits pourris en stock</text:span></text:p>
      <text:p text:style-name="P1">- catalogue formations</text:p>
      <text:p text:style-name="P19">- assurance cheval et cavalier et assurance-vie (lien vers hipassur notre partenaire)</text:p>
      <text:p text:style-name="P1"/>
      <text:p text:style-name="P1"/>
      <text:p text:style-name="P17"><text:span text:style-name="T2">Paiement : </text:span></text:p>
      <text:p text:style-name="P17"><text:soft-page-break/>- formulaire info</text:p>
      <text:p text:style-name="P17">-livraison</text:p>
      <text:p text:style-name="P1">-formulaire garantie</text:p>
      <text:p text:style-name="P1"/>
      <text:p text:style-name="P3">Newsletter en pied de toutes les pa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5T10:54:16.619000000</meta:creation-date>
    <dc:date>2017-10-25T14:48:07.154000000</dc:date>
    <meta:editing-duration>PT1H31M56S</meta:editing-duration>
    <meta:editing-cycles>5</meta:editing-cycles>
    <meta:generator>LibreOffice/5.4.2.2$Windows_X86_64 LibreOffice_project/22b09f6418e8c2d508a9eaf86b2399209b0990f4</meta:generator>
    <meta:document-statistic meta:table-count="0" meta:image-count="0" meta:object-count="0" meta:page-count="2" meta:paragraph-count="38" meta:word-count="238" meta:character-count="1550" meta:non-whitespace-character-count="1349"/>
  </office:meta>
</office:document-meta>
</file>